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1624CB9F4E9AC0CB.png" manifest:media-type="image/png"/>
  <manifest:file-entry manifest:full-path="Pictures/10000001000001D9000001D1B24DCDF77C6DA6DC.png" manifest:media-type="image/png"/>
  <manifest:file-entry manifest:full-path="Pictures/100000010000078000000438F34DAA8D021D72E3.png" manifest:media-type="image/png"/>
  <manifest:file-entry manifest:full-path="Pictures/1000000100000205000001F4A5567244C3D4E4D5.png" manifest:media-type="image/png"/>
  <manifest:file-entry manifest:full-path="Pictures/100000010000021800000216B931268000BBDD43.png" manifest:media-type="image/png"/>
  <manifest:file-entry manifest:full-path="Pictures/10000001000002E8000000948FAF0B1DB3488B0F.png" manifest:media-type="image/png"/>
  <manifest:file-entry manifest:full-path="Pictures/100000010000078000000438BAD219886C723BF9.png" manifest:media-type="image/png"/>
  <manifest:file-entry manifest:full-path="Pictures/10000001000004B70000004BA4A94700697BE587.png" manifest:media-type="image/png"/>
  <manifest:file-entry manifest:full-path="Pictures/10000001000001870000017E2FF7A4EAB1935BB6.png" manifest:media-type="image/png"/>
  <manifest:file-entry manifest:full-path="Pictures/10000001000001290000012991161394E39EE7E4.png" manifest:media-type="image/png"/>
  <manifest:file-entry manifest:full-path="Pictures/10000001000006BD000003CB77E11AED86BD22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7cm, 0.513cm, 0.57cm, 0.421cm)" draw:image-opacity="100%" style:mirror="none"/>
    </style:style>
    <style:style style:name="gr3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3.837cm" fo:min-width="3.448cm" fo:padding-top="0.175cm" fo:padding-bottom="0.175cm" fo:padding-left="0.3cm" fo:padding-right="0.3cm" fo:wrap-option="wrap"/>
    </style:style>
    <style:style style:name="gr4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3.714cm" fo:min-width="3.442cm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solid" svg:stroke-width="0.102cm" svg:stroke-color="#ffbf00" draw:marker-start-width="0.352cm" draw:marker-end-width="0.352cm" draw:fill="none" draw:textarea-horizontal-align="justify" draw:textarea-vertical-align="middle" draw:auto-grow-height="false" fo:min-height="3.686cm" fo:min-width="3.636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solid" svg:stroke-width="0.102cm" svg:stroke-color="#ffbf00" draw:marker-start-width="0.352cm" draw:marker-end-width="0.352cm" draw:fill="none" draw:textarea-horizontal-align="justify" draw:textarea-vertical-align="middle" draw:auto-grow-height="false" fo:min-height="0.999cm" fo:min-width="0.791cm" fo:padding-top="0.175cm" fo:padding-bottom="0.175cm" fo:padding-left="0.3cm" fo:padding-right="0.3cm" fo:wrap-option="wrap"/>
    </style:style>
    <style:style style:name="gr7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1.156cm" fo:min-width="0.79cm" fo:padding-top="0.175cm" fo:padding-bottom="0.175cm" fo:padding-left="0.3cm" fo:padding-right="0.3cm" fo:wrap-option="wrap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dash" draw:stroke-dash="Dot" svg:stroke-linecap="but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Long_20_Dash" svg:stroke-width="0.102cm" svg:stroke-color="#00a933" draw:marker-start-width="0.352cm" draw:marker-end-width="0.352cm" svg:stroke-linecap="butt" draw:fill="none" draw:textarea-horizontal-align="justify" draw:textarea-vertical-align="middle" draw:auto-grow-height="false" fo:min-height="2.584cm" fo:min-width="2.489cm" fo:padding-top="0.175cm" fo:padding-bottom="0.175cm" fo:padding-left="0.3cm" fo:padding-right="0.3cm" fo:wrap-option="wrap"/>
    </style:style>
    <style:style style:name="gr11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0.442cm" fo:min-width="0.404cm" fo:padding-top="0.175cm" fo:padding-bottom="0.175cm" fo:padding-left="0.3cm" fo:padding-right="0.3cm" fo:wrap-option="wrap"/>
    </style:style>
    <style:style style:name="gr12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0.441cm" fo:min-width="0.385cm" fo:padding-top="0.175cm" fo:padding-bottom="0.175cm" fo:padding-left="0.3cm" fo:padding-right="0.3cm" fo:wrap-option="wrap"/>
    </style:style>
    <style:style style:name="gr13" style:family="graphic" style:parent-style-name="standard">
      <style:graphic-properties draw:stroke="dash" draw:stroke-dash="Dash" svg:stroke-width="0.102cm" svg:stroke-color="#ff8000" draw:marker-start-width="0.352cm" draw:marker-end-width="0.352cm" svg:stroke-linecap="butt" draw:fill="none" draw:textarea-horizontal-align="justify" draw:textarea-vertical-align="middle" draw:auto-grow-height="false" fo:min-height="2.721cm" fo:min-width="2.624cm" fo:padding-top="0.175cm" fo:padding-bottom="0.175cm" fo:padding-left="0.3cm" fo:padding-right="0.3cm" fo:wrap-option="wrap"/>
    </style:style>
    <style:style style:name="gr14" style:family="graphic" style:parent-style-name="standard">
      <style:graphic-properties draw:stroke="solid" svg:stroke-width="0.102cm" svg:stroke-color="#ff8000" draw:marker-start-width="0.352cm" draw:marker-end-width="0.352cm" draw:fill="none" draw:textarea-horizontal-align="justify" draw:textarea-vertical-align="middle" draw:auto-grow-height="false" fo:min-height="0.441cm" fo:min-width="0.385cm" fo:padding-top="0.175cm" fo:padding-bottom="0.175cm" fo:padding-left="0.3cm" fo:padding-right="0.3cm" fo:wrap-option="wrap"/>
    </style:style>
    <style:style style:name="gr15" style:family="graphic" style:parent-style-name="standard">
      <style:graphic-properties draw:stroke="dash" draw:stroke-dash="Dash" svg:stroke-width="0.102cm" svg:stroke-color="#ff0000" draw:marker-start-width="0.352cm" draw:marker-end-width="0.352cm" svg:stroke-linecap="butt" draw:fill="none" draw:textarea-horizontal-align="justify" draw:textarea-vertical-align="middle" draw:auto-grow-height="false" fo:min-height="2.721cm" fo:min-width="2.624cm" fo:padding-top="0.175cm" fo:padding-bottom="0.175cm" fo:padding-left="0.3cm" fo:padding-right="0.3cm" fo:wrap-option="wrap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064cm" fo:min-width="11.146cm"/>
    </style:style>
    <style:style style:name="gr17" style:family="graphic" style:parent-style-name="standard">
      <style:graphic-properties draw:stroke="dash" draw:stroke-dash="Dot" svg:stroke-width="0.102cm" svg:stroke-color="#00a933" draw:marker-start-width="0.352cm" draw:marker-end-width="0.352cm" svg:stroke-linecap="butt" draw:fill="none" draw:fill-color="#ffffff" draw:textarea-horizontal-align="justify" draw:textarea-vertical-align="middle" draw:auto-grow-height="false" fo:min-height="1.607cm" fo:min-width="14.815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1c1c1c" draw:fill="solid" draw:fill-color="#ffffff" draw:textarea-horizontal-align="left" draw:auto-grow-height="true" draw:auto-grow-width="false" fo:min-height="0.513cm" fo:min-width="0cm" draw:shadow-offset-x="0.203cm" draw:shadow-offset-y="0.203cm"/>
      <style:paragraph-properties style:writing-mode="lr-tb"/>
    </style:style>
    <style:style style:name="gr19" style:family="graphic" style:parent-style-name="standard">
      <style:graphic-properties draw:stroke="dash" draw:stroke-dash="Dot" svg:stroke-width="0.102cm" svg:stroke-color="#ff4000" draw:marker-start-width="0.352cm" draw:marker-end-width="0.352cm" svg:stroke-linecap="butt" draw:fill="none" draw:fill-color="#ffffff" draw:textarea-horizontal-align="justify" draw:textarea-vertical-align="middle" draw:auto-grow-height="false" fo:min-height="1.998cm" fo:min-width="14.096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1c1c1c" draw:fill="solid" draw:fill-color="#ffffff" draw:textarea-horizontal-align="left" draw:auto-grow-height="true" draw:auto-grow-width="true" fo:min-height="0.513cm" fo:min-width="6.327cm" draw:shadow-offset-x="0.203cm" draw:shadow-offset-y="0.203cm"/>
      <style:paragraph-properties style:writing-mode="lr-tb"/>
    </style:style>
    <style:style style:name="gr21" style:family="graphic" style:parent-style-name="standard">
      <style:graphic-properties draw:stroke="none" draw:fill="none" fo:min-height="0.544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svg:stroke-width="0.254cm" draw:marker-start-width="0.579cm" draw:marker-end-width="0.5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draw:stroke-dash="Long_20_Dash" svg:stroke-width="0.254cm" svg:stroke-color="#00a933" draw:marker-start-width="0.579cm" draw:marker-end-width="0.579cm" svg:stroke-linecap="butt" draw:fill="none" draw:textarea-horizontal-align="justify" draw:textarea-vertical-align="middle" draw:auto-grow-height="false" fo:min-height="4.303cm" fo:min-width="4.333cm" fo:padding-top="0.25cm" fo:padding-bottom="0.25cm" fo:padding-left="0.375cm" fo:padding-right="0.375cm" fo:wrap-option="wrap"/>
    </style:style>
    <style:style style:name="gr25" style:family="graphic" style:parent-style-name="standard">
      <style:graphic-properties draw:stroke="solid" draw:stroke-dash="Dash" svg:stroke-width="0.203cm" svg:stroke-color="#ff0000" draw:marker-start-width="0.503cm" draw:marker-end-width="0.503cm" svg:stroke-linecap="butt" draw:fill="none" draw:textarea-horizontal-align="justify" draw:textarea-vertical-align="middle" draw:auto-grow-height="false" fo:min-height="4.678cm" fo:min-width="4.549cm" fo:padding-top="0.225cm" fo:padding-bottom="0.225cm" fo:padding-left="0.35cm" fo:padding-right="0.35cm" fo:wrap-option="wrap"/>
    </style:style>
    <style:style style:name="gr26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1.121cm" fo:min-width="0.942cm" fo:padding-top="0.175cm" fo:padding-bottom="0.175cm" fo:padding-left="0.3cm" fo:padding-right="0.3cm" fo:wrap-option="wrap"/>
    </style:style>
    <style:style style:name="gr27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1.119cm" fo:min-width="0.913cm" fo:padding-top="0.175cm" fo:padding-bottom="0.175cm" fo:padding-left="0.3cm" fo:padding-right="0.3cm" fo:wrap-option="wrap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ffff"/>
      <style:paragraph-properties style:writing-mode="lr-tb"/>
      <style:text-properties fo:color="#00a933" loext:opacity="100%"/>
    </style:style>
    <style:style style:name="P7" style:family="paragraph">
      <loext:graphic-properties draw:fill="solid" draw:fill-color="#ffffff"/>
      <style:paragraph-properties style:writing-mode="lr-tb"/>
      <style:text-properties fo:color="#ff4000" loext:opacity="100%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color="#00a933" loext:opacity="100%" fo:font-size="13pt" style:font-size-asian="13pt" style:font-size-complex="13pt"/>
    </style:style>
    <style:style style:name="T2" style:family="text">
      <style:text-properties fo:color="#00a933" loext:opacity="100%" fo:font-size="12pt" style:font-size-asian="12pt" style:font-size-complex="12pt"/>
    </style:style>
    <style:style style:name="T3" style:family="text">
      <style:text-properties fo:color="#ff4000" loext:opacity="100%"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9cm" svg:height="15.749cm" svg:x="0.012cm" svg:y="0.004cm">
          <draw:image xlink:href="Pictures/10000001000006BD000003CB77E11AED86BD22B9.png" xlink:type="simple" xlink:show="embed" xlink:actuate="onLoad" draw:mime-type="image/png">
            <text:p/>
          </draw:image>
        </draw:frame>
        <draw:frame draw:style-name="gr2" draw:text-style-name="P1" draw:layer="layout" svg:width="4.221cm" svg:height="4.225cm" svg:x="1.14cm" svg:y="3.36cm">
          <draw:image xlink:href="Pictures/10000001000001290000012991161394E39EE7E4.png" xlink:type="simple" xlink:show="embed" xlink:actuate="onLoad" draw:mime-type="image/png">
            <text:p/>
          </draw:image>
        </draw:frame>
        <draw:custom-shape draw:style-name="gr3" draw:text-style-name="P1" draw:layer="layout" svg:width="4.048cm" svg:height="4.187cm" svg:x="1.314cm" svg:y="3.39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358cm" svg:height="6.212cm" svg:x="20.873cm" svg:y="4.719cm">
          <draw:image xlink:href="Pictures/10000001000001870000017E2FF7A4EAB1935BB6.png" xlink:type="simple" xlink:show="embed" xlink:actuate="onLoad" draw:mime-type="image/png">
            <text:p/>
          </draw:image>
        </draw:frame>
        <draw:custom-shape draw:style-name="gr4" draw:text-style-name="P1" draw:layer="layout" svg:width="4.042cm" svg:height="4.064cm" svg:x="2.814cm" svg:y="3.3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36cm" svg:height="4.036cm" svg:x="5.537cm" svg:y="7.8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91cm" svg:height="1.349cm" svg:x="25.628cm" svg:y="9.3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9cm" svg:height="1.506cm" svg:x="22.596cm" svg:y="4.88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252cm" svg:height="1.071cm" svg:x="0.969cm" svg:y="1.912cm">
          <draw:image xlink:href="Pictures/10000001000004B70000004BA4A94700697BE58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9" draw:text-style-name="P1" draw:layer="layout" svg:width="27.999cm" svg:height="15.749cm" svg:x="0.001cm" svg:y="0cm">
          <draw:image xlink:href="Pictures/100000010000078000000438BAD219886C723BF9.png" xlink:type="simple" xlink:show="embed" xlink:actuate="onLoad" draw:mime-type="image/png">
            <text:p/>
          </draw:image>
        </draw:frame>
        <draw:frame draw:style-name="gr1" draw:text-style-name="P1" draw:layer="layout" svg:width="7.658cm" svg:height="7.406cm" svg:x="1.504cm" svg:y="2.714cm">
          <draw:image xlink:href="Pictures/1000000100000205000001F4A5567244C3D4E4D5.png" xlink:type="simple" xlink:show="embed" xlink:actuate="onLoad" draw:mime-type="image/png">
            <text:p/>
          </draw:image>
        </draw:frame>
        <draw:custom-shape draw:style-name="gr10" draw:text-style-name="P1" draw:layer="layout" svg:width="3.089cm" svg:height="2.936cm" svg:x="1.585cm" svg:y="2.8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004cm" svg:height="0.792cm" svg:x="20.26cm" svg:y="5.0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85cm" svg:height="0.791cm" svg:x="21.437cm" svg:y="5.1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224cm" svg:height="3.071cm" svg:x="1.671cm" svg:y="4.9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985cm" svg:height="0.791cm" svg:x="20.237cm" svg:y="6.1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224cm" svg:height="3.071cm" svg:x="3.671cm" svg:y="2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3" draw:layer="layout" svg:width="27.999cm" svg:height="15.749cm" svg:x="0.001cm" svg:y="0cm">
          <draw:image xlink:href="Pictures/100000010000078000000438F34DAA8D021D72E3.png" xlink:type="simple" xlink:show="embed" xlink:actuate="onLoad" draw:mime-type="image/png">
            <text:p/>
          </draw:image>
        </draw:frame>
        <draw:frame draw:style-name="gr1" draw:text-style-name="P1" draw:layer="layout" svg:width="7.529cm" svg:height="7.401cm" svg:x="1.764cm" svg:y="2.9cm">
          <draw:image xlink:href="Pictures/10000001000001D9000001D1B24DCDF77C6DA6DC.png" xlink:type="simple" xlink:show="embed" xlink:actuate="onLoad" draw:mime-type="image/png">
            <text:p/>
          </draw:image>
        </draw:frame>
        <draw:custom-shape draw:style-name="gr16" draw:text-style-name="P4" draw:layer="layout" svg:width="11.646cm" svg:height="1.314cm" svg:x="11.549cm" svg:y="12.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5.625cm" svg:height="2.167cm" svg:x="11.991cm" svg:y="13.4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7.035cm" svg:height="0.763cm" svg:x="20.822cm" svg:y="13.108cm">
          <draw:text-box>
            <text:p><text:span text:style-name="T1">Vertical </text:span><text:span text:style-name="T2">edges</text:span><text:span text:style-name="T1"> on ALL </text:span><text:span text:style-name="T1">channel</text:span></text:p>
          </draw:text-box>
        </draw:frame>
        <draw:frame draw:style-name="gr1" draw:text-style-name="P1" draw:layer="layout" svg:width="14.206cm" svg:height="2.826cm" svg:x="12.399cm" svg:y="10.022cm">
          <draw:image xlink:href="Pictures/10000001000002E8000000948FAF0B1DB3488B0F.png" xlink:type="simple" xlink:show="embed" xlink:actuate="onLoad" draw:mime-type="image/png">
            <text:p/>
          </draw:image>
        </draw:frame>
        <draw:custom-shape draw:style-name="gr19" draw:text-style-name="P5" draw:layer="layout" svg:width="14.948cm" svg:height="2.6cm" svg:x="12.006cm" svg:y="10.2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7" draw:layer="layout" svg:width="6.827cm" svg:height="0.763cm" svg:x="20.646cm" svg:y="9.83cm">
          <draw:text-box>
            <text:p><text:span text:style-name="T3">Vertical edges on RED </text:span><text:span text:style-name="T3">channel</text:span></text:p>
          </draw:text-box>
        </draw:frame>
        <draw:frame draw:style-name="gr21" draw:text-style-name="P9" draw:layer="layout" svg:width="5.09cm" svg:height="0.794cm" svg:x="20.601cm" svg:y="0.371cm">
          <draw:text-box>
            <text:p text:style-name="P8"><text:span text:style-name="T4">Drawing Simplificatio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2" draw:text-style-name="P10" draw:layer="layout" svg:width="27.999cm" svg:height="15.749cm" svg:x="0.001cm" svg:y="0cm">
          <draw:image xlink:href="Pictures/1000000100000780000004381624CB9F4E9AC0CB.png" xlink:type="simple" xlink:show="embed" xlink:actuate="onLoad" draw:mime-type="image/png">
            <text:p/>
          </draw:image>
        </draw:frame>
        <draw:frame draw:style-name="gr23" draw:text-style-name="P10" draw:layer="layout" svg:width="8.611cm" svg:height="8.579cm" svg:x="2.198cm" svg:y="3.442cm">
          <draw:image xlink:href="Pictures/100000010000021800000216B931268000BBDD43.png" xlink:type="simple" xlink:show="embed" xlink:actuate="onLoad" draw:mime-type="image/png">
            <text:p/>
          </draw:image>
        </draw:frame>
        <draw:custom-shape draw:style-name="gr24" draw:text-style-name="P1" draw:layer="layout" svg:width="4.933cm" svg:height="4.807cm" svg:x="2.329cm" svg:y="3.62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5.149cm" svg:height="5.028cm" svg:x="4.06cm" svg:y="3.6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42cm" svg:height="1.471cm" svg:x="19.002cm" svg:y="5.19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513cm" svg:height="1.469cm" svg:x="20.81cm" svg:y="5.2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1T16:37:43.333354746</meta:creation-date>
    <dc:date>2023-04-04T19:46:40.540131873</dc:date>
    <meta:editing-duration>P2DT2H55M3S</meta:editing-duration>
    <meta:editing-cycles>4</meta:editing-cycles>
    <meta:generator>LibreOffice/7.3.7.2$Linux_X86_64 LibreOffice_project/30$Build-2</meta:generator>
    <meta:document-statistic meta:object-count="61"/>
  </office:meta>
</office:document-meta>
</file>